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4.9236in"/>
    </style:style>
    <style:style style:name="co21" style:family="table-column">
      <style:table-column-properties fo:break-before="auto" style:column-width="14.7661in"/>
    </style:style>
    <style:style style:name="co22" style:family="table-column">
      <style:table-column-properties fo:break-before="auto" style:column-width="2.4256in"/>
    </style:style>
    <style:style style:name="co23" style:family="table-column">
      <style:table-column-properties fo:break-before="auto" style:column-width="10.0917in"/>
    </style:style>
    <style:style style:name="co24" style:family="table-column">
      <style:table-column-properties fo:break-before="auto" style:column-width="1in"/>
    </style:style>
    <style:style style:name="co25" style:family="table-column">
      <style:table-column-properties fo:break-before="auto" style:column-width="2.0398in"/>
    </style:style>
    <style:style style:name="co26" style:family="table-column">
      <style:table-column-properties fo:break-before="auto" style:column-width="6.1783in"/>
    </style:style>
    <style:style style:name="co27" style:family="table-column">
      <style:table-column-properties fo:break-before="auto" style:column-width="7.0252in"/>
    </style:style>
    <style:style style:name="co28" style:family="table-column">
      <style:table-column-properties fo:break-before="auto" style:column-width="8.0335in"/>
    </style:style>
    <style:style style:name="co29" style:family="table-column">
      <style:table-column-properties fo:break-before="auto" style:column-width="23.7547in"/>
    </style:style>
    <style:style style:name="co30" style:family="table-column">
      <style:table-column-properties fo:break-before="auto" style:column-width="3.6909in"/>
    </style:style>
    <style:style style:name="co31" style:family="table-column">
      <style:table-column-properties fo:break-before="auto" style:column-width="7.9256in"/>
    </style:style>
    <style:style style:name="co32" style:family="table-column">
      <style:table-column-properties fo:break-before="auto" style:column-width="7.861in"/>
    </style:style>
    <style:style style:name="co33" style:family="table-column">
      <style:table-column-properties fo:break-before="auto" style:column-width="23.1398in"/>
    </style:style>
    <style:style style:name="co34" style:family="table-column">
      <style:table-column-properties fo:break-before="auto" style:column-width="19.698in"/>
    </style:style>
    <style:style style:name="co35" style:family="table-column">
      <style:table-column-properties fo:break-before="auto" style:column-width="4.8598in"/>
    </style:style>
    <style:style style:name="co36" style:family="table-column">
      <style:table-column-properties fo:break-before="auto" style:column-width="10.478in"/>
    </style:style>
    <style:style style:name="co37" style:family="table-column">
      <style:table-column-properties fo:break-before="auto" style:column-width="3.122in"/>
    </style:style>
    <style:style style:name="co38" style:family="table-column">
      <style:table-column-properties fo:break-before="auto" style:column-width="4.5165in"/>
    </style:style>
    <style:style style:name="co39" style:family="table-column">
      <style:table-column-properties fo:break-before="auto" style:column-width="1.8102in"/>
    </style:style>
    <style:style style:name="co40" style:family="table-column">
      <style:table-column-properties fo:break-before="auto" style:column-width="1.1925in"/>
    </style:style>
    <style:style style:name="co41" style:family="table-column">
      <style:table-column-properties fo:break-before="auto" style:column-width="1.1173in"/>
    </style:style>
    <style:style style:name="co42" style:family="table-column">
      <style:table-column-properties fo:break-before="auto" style:column-width="1.3429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1in" fo:break-before="auto" style:use-optimal-row-height="false"/>
    </style:style>
    <style:style style:name="ro5" style:family="table-row">
      <style:table-row-properties style:row-height="2.1972in" fo:break-before="auto" style:use-optimal-row-height="true"/>
    </style:style>
    <style:style style:name="ro6" style:family="table-row">
      <style:table-row-properties style:row-height="1.5752in" fo:break-before="auto" style:use-optimal-row-height="true"/>
    </style:style>
    <style:style style:name="ro7" style:family="table-row">
      <style:table-row-properties style:row-height="2.8189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2.3528in" fo:break-before="auto" style:use-optimal-row-height="true"/>
    </style:style>
    <style:style style:name="ro10" style:family="table-row">
      <style:table-row-properties style:row-height="3.9071in" fo:break-before="auto" style:use-optimal-row-height="true"/>
    </style:style>
    <style:style style:name="ro11" style:family="table-row">
      <style:table-row-properties style:row-height="2.6634in" fo:break-before="auto" style:use-optimal-row-height="true"/>
    </style:style>
    <style:style style:name="ro12" style:family="table-row">
      <style:table-row-properties style:row-height="3.4409in" fo:break-before="auto" style:use-optimal-row-height="true"/>
    </style:style>
    <style:style style:name="ro13" style:family="table-row">
      <style:table-row-properties style:row-height="2.0417in" fo:break-before="auto" style:use-optimal-row-height="true"/>
    </style:style>
    <style:style style:name="ro14" style:family="table-row">
      <style:table-row-properties style:row-height="5.4618in" fo:break-before="auto" style:use-optimal-row-height="true"/>
    </style:style>
    <style:style style:name="ro15" style:family="table-row">
      <style:table-row-properties style:row-height="3.5965in" fo:break-before="auto" style:use-optimal-row-height="true"/>
    </style:style>
    <style:style style:name="ro16" style:family="table-row">
      <style:table-row-properties style:row-height="1.4193in" fo:break-before="auto" style:use-optimal-row-height="true"/>
    </style:style>
    <style:style style:name="ro17" style:family="table-row">
      <style:table-row-properties style:row-height="2.5075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4.0626in" fo:break-before="auto" style:use-optimal-row-height="true"/>
    </style:style>
    <style:style style:name="ro20" style:family="table-row">
      <style:table-row-properties style:row-height="3.2854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1.178in" fo:break-before="auto" style:use-optimal-row-height="false"/>
    </style:style>
    <style:style style:name="ro23" style:family="table-row">
      <style:table-row-properties style:row-height="4.2854in" fo:break-before="auto" style:use-optimal-row-height="false"/>
    </style:style>
    <style:style style:name="ro24" style:family="table-row">
      <style:table-row-properties style:row-height="3.8189in" fo:break-before="auto" style:use-optimal-row-height="false"/>
    </style:style>
    <style:style style:name="ro25" style:family="table-row">
      <style:table-row-properties style:row-height="2.4193in" fo:break-before="auto" style:use-optimal-row-height="false"/>
    </style:style>
    <style:style style:name="ro26" style:family="table-row">
      <style:table-row-properties style:row-height="3.9744in" fo:break-before="auto" style:use-optimal-row-height="false"/>
    </style:style>
    <style:style style:name="ro27" style:family="table-row">
      <style:table-row-properties style:row-height="1.798in" fo:break-before="auto" style:use-optimal-row-height="false"/>
    </style:style>
    <style:style style:name="ro28" style:family="table-row">
      <style:table-row-properties style:row-height="2.8862in" fo:break-before="auto" style:use-optimal-row-height="false"/>
    </style:style>
    <style:style style:name="ro29" style:family="table-row">
      <style:table-row-properties style:row-height="3.6634in" fo:break-before="auto" style:use-optimal-row-height="false"/>
    </style:style>
    <style:style style:name="ro30" style:family="table-row">
      <style:table-row-properties style:row-height="3.3528in" fo:break-before="auto" style:use-optimal-row-height="false"/>
    </style:style>
    <style:style style:name="ro31" style:family="table-row">
      <style:table-row-properties style:row-height="1.9535in" fo:break-before="auto" style:use-optimal-row-height="false"/>
    </style:style>
    <style:style style:name="ro32" style:family="table-row">
      <style:table-row-properties style:row-height="3.0417in" fo:break-before="auto" style:use-optimal-row-height="false"/>
    </style:style>
    <style:style style:name="ro33" style:family="table-row">
      <style:table-row-properties style:row-height="5.3736in" fo:break-before="auto" style:use-optimal-row-height="false"/>
    </style:style>
    <style:style style:name="ro34" style:family="table-row">
      <style:table-row-properties style:row-height="4.1299in" fo:break-before="auto" style:use-optimal-row-height="false"/>
    </style:style>
    <style:style style:name="ro35" style:family="table-row">
      <style:table-row-properties style:row-height="2.5752in" fo:break-before="auto" style:use-optimal-row-height="false"/>
    </style:style>
    <style:style style:name="ro36" style:family="table-row">
      <style:table-row-properties style:row-height="3.1972in" fo:break-before="auto" style:use-optimal-row-height="false"/>
    </style:style>
    <style:style style:name="ro37" style:family="table-row">
      <style:table-row-properties style:row-height="3.5075in" fo:break-before="auto" style:use-optimal-row-height="false"/>
    </style:style>
    <style:style style:name="ro38" style:family="table-row">
      <style:table-row-properties style:row-height="0.178in" fo:break-before="auto" style:use-optimal-row-height="false"/>
    </style:style>
    <style:style style:name="ro39" style:family="table-row">
      <style:table-row-properties style:row-height="1.8862in" fo:break-before="auto" style:use-optimal-row-height="true"/>
    </style:style>
    <style:style style:name="ro40" style:family="table-row">
      <style:table-row-properties style:row-height="2.9744in" fo:break-before="auto" style:use-optimal-row-height="true"/>
    </style:style>
    <style:style style:name="ro41" style:family="table-row">
      <style:table-row-properties style:row-height="4.3736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size="15pt" style:font-size-asian="15pt" style:font-size-complex="15pt"/>
    </style:style>
    <style:style style:name="ce13" style:family="table-cell" style:parent-style-name="Default">
      <style:text-properties fo:font-size="15pt" style:font-size-asian="15pt" style:font-size-complex="15pt"/>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7"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11"/>
        <table:table-column table:style-name="co2" table:default-cell-style-name="Default"/>
        <table:table-column table:style-name="co3" table:default-cell-style-name="ce1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11"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12" office:value-type="string" calcext:value-type="string">
            <text:p>("intelligent agent" OR "intelligent agents" OR "cognitive agent" OR "cognitive agents" OR "multiagent" OR "multi agent") &amp;  "behavioral economics"</text:p>
            <text:p/>
          </table:table-cell>
          <table:table-cell table:style-name="ce12"/>
          <table:table-cell table:style-name="ce13" table:number-columns-repeated="1021"/>
        </table:table-row>
        <table:table-row table:style-name="ro2">
          <table:table-cell table:style-name="Default" office:value-type="float" office:value="2" calcext:value-type="float">
            <text:p>2</text:p>
          </table:table-cell>
          <table:table-cell table:style-name="ce12" office:value-type="string" calcext:value-type="string">
            <text:p>("intelligent agent" OR "intelligent agents" OR "cognitive agent" OR "cognitive agents" OR "multiagent" OR "multi agent") &amp; "behavioral finance"</text:p>
            <text:p/>
          </table:table-cell>
          <table:table-cell table:style-name="ce12"/>
          <table:table-cell table:style-name="ce13"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29" table:default-cell-style-name="Default"/>
        <table:table-column table:style-name="co38" table:default-cell-style-name="Default"/>
        <table:table-column table:style-name="co39" table:number-columns-repeated="1003" table:default-cell-style-name="Default"/>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4">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cell table:number-columns-repeated="1003"/>
        </table:table-row>
        <table:table-row table:style-name="ro5">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table:number-columns-repeated="3"/>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cell table:number-columns-repeated="1003"/>
        </table:table-row>
        <table:table-row table:style-name="ro6">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1">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7">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number-columns-repeated="2"/>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1007"/>
        </table:table-row>
        <table:table-row table:style-name="ro8">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8">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9">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number-columns-repeated="2"/>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0">
          <table:table-cell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table:number-columns-repeated="2"/>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1">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table:number-columns-repeated="2"/>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1007"/>
        </table:table-row>
        <table:table-row table:style-name="ro12">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number-columns-repeated="1004"/>
        </table:table-row>
        <table:table-row table:style-name="ro12">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1012"/>
        </table:table-row>
        <table:table-row table:style-name="ro12">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number-columns-repeated="2"/>
          <table:table-cell office:value-type="string" calcext:value-type="string">
            <text:p>https://www.researchgate.net/publication/318999296_Incorporating_Learning_into_Decision_Making_in_Agent_Based_Models</text:p>
          </table:table-cell>
          <table:table-cell table:number-columns-repeated="1013"/>
        </table:table-row>
        <table:table-row table:style-name="ro6">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1013"/>
        </table:table-row>
        <table:table-row table:style-name="ro13">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number-columns-repeated="1013"/>
        </table:table-row>
        <table:table-row table:style-name="ro14">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number-columns-repeated="1013"/>
        </table:table-row>
        <table:table-row table:style-name="ro5">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table:number-columns-repeated="2"/>
          <table:table-cell office:value-type="string" calcext:value-type="string">
            <text:p>https://openreview.net/pdf?id=DY1pMrmDkm</text:p>
          </table:table-cell>
          <table:table-cell table:number-columns-repeated="1013"/>
        </table:table-row>
        <table:table-row table:style-name="ro15">
          <table:table-cell office:value-type="float" office:value="19" calcext:value-type="float">
            <text:p>19</text:p>
          </table:table-cell>
          <table:table-cell office:value-type="string" calcext:value-type="string">
            <text:p>Timotheus Kampik &amp; <text:s text:c="2"/>Juan Carlos Nieves &amp; <text:s/>Helena Lindgren </text:p>
          </table:table-cell>
          <table:table-cell office:value-type="float" office:value="3" calcext:value-type="float">
            <text:p>3</text:p>
          </table:table-cell>
          <table:table-cell office:value-type="string" calcext:value-type="string">
            <text:p>Behavioral Network Economics</text:p>
          </table:table-cell>
          <table:table-cell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number-columns-repeated="2"/>
          <table:table-cell office:value-type="string" calcext:value-type="string">
            <text:p>https://link.springer.com/content/pdf/10.1007/978-3-030-30391-4.pdf</text:p>
          </table:table-cell>
          <table:table-cell table:number-columns-repeated="1013"/>
        </table:table-row>
        <table:table-row table:style-name="ro16">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13"/>
        </table:table-row>
        <table:table-row table:style-name="ro17">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13"/>
        </table:table-row>
        <table:table-row table:style-name="ro18">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table:number-columns-repeated="2"/>
          <table:table-cell office:value-type="string" calcext:value-type="string">
            <text:p>https://ieeexplore.ieee.org/stamp/stamp.jsp?tp=&amp;arnumber=9715519</text:p>
          </table:table-cell>
          <table:table-cell table:number-columns-repeated="1013"/>
        </table:table-row>
        <table:table-row table:style-name="ro19">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table:number-columns-repeated="2"/>
          <table:table-cell office:value-type="string" calcext:value-type="string">
            <text:p>https://www.academia.edu/111991743/Priority_Awareness_Towards_a_Computational_Model_of_Human_Fairness_for_Multi_agent_Systems?uc-sb-sw=38335522</text:p>
          </table:table-cell>
          <table:table-cell table:number-columns-repeated="1013"/>
        </table:table-row>
        <table:table-row table:style-name="ro15">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table:number-columns-repeated="2"/>
          <table:table-cell office:value-type="string" calcext:value-type="string">
            <text:p>https://www.ifaamas.org/Proceedings/aamas2015/aamas/p581.pdf</text:p>
          </table:table-cell>
          <table:table-cell table:number-columns-repeated="1013"/>
        </table:table-row>
        <table:table-row table:style-name="ro9">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13"/>
        </table:table-row>
        <table:table-row table:style-name="ro7">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table:number-columns-repeated="2"/>
          <table:table-cell office:value-type="string" calcext:value-type="string">
            <text:p>https://papers.ssrn.com/sol3/papers.cfm?abstract_id=4093473</text:p>
          </table:table-cell>
          <table:table-cell table:number-columns-repeated="1013"/>
        </table:table-row>
        <table:table-row table:style-name="ro15">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table:number-columns-repeated="2"/>
          <table:table-cell office:value-type="string" calcext:value-type="string">
            <text:p>https://arxiv.org/pdf/2010.09054.pdf</text:p>
          </table:table-cell>
          <table:table-cell table:number-columns-repeated="1013"/>
        </table:table-row>
        <table:table-row table:style-name="ro20">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table:number-columns-repeated="2"/>
          <table:table-cell office:value-type="string" calcext:value-type="string">
            <text:p>https://cdn.aaai.org/ocs/ws/ws0564/1997-8524-1-PB.pdf</text:p>
          </table:table-cell>
          <table:table-cell table:number-columns-repeated="1013"/>
        </table:table-row>
        <table:table-row table:style-name="ro1">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13"/>
        </table:table-row>
        <table:table-row table:style-name="ro11">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table:number-columns-repeated="2"/>
          <table:table-cell office:value-type="string" calcext:value-type="string">
            <text:p>https://link.springer.com/article/10.1007/s10766-018-0559-9</text:p>
          </table:table-cell>
          <table:table-cell table:number-columns-repeated="1013"/>
        </table:table-row>
        <table:table-row table:style-name="ro21">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1013"/>
        </table:table-row>
      </table:table>
      <table:table table:name="Query 2" table:style-name="ta2">
        <office:forms form:automatic-focus="false" form:apply-design-mode="false"/>
        <table:table-column table:style-name="co40" table:default-cell-style-name="Footnote"/>
        <table:table-column table:style-name="co39" table:default-cell-style-name="Footnote"/>
        <table:table-column table:style-name="co41" table:default-cell-style-name="Footnote"/>
        <table:table-column table:style-name="co39" table:number-columns-repeated="2" table:default-cell-style-name="Footnote"/>
        <table:table-column table:style-name="co42" table:default-cell-style-name="Footnote"/>
        <table:table-column table:style-name="co39" table:number-columns-repeated="1018" table:default-cell-style-name="Footnote"/>
        <table:table-row table:style-name="ro22">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23">
          <table:table-cell office:value-type="float" office:value="1" calcext:value-type="float">
            <text:p>1</text:p>
          </table:table-cell>
          <table:table-cell office:value-type="string" calcext:value-type="string">
            <text:p>Zahra Kodia &amp; <text:s/>Lamjed Ben Said</text:p>
          </table:table-cell>
          <table:table-cell office:value-type="float" office:value="2" calcext:value-type="float">
            <text:p>2</text:p>
          </table:table-cell>
          <table:table-cell office:value-type="string" calcext:value-type="string">
            <text:p>Multi-agent Simulation of Investor Cognitive Behavior in Stock Market</text:p>
          </table:table-cell>
          <table:table-cell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office:value-type="float" office:value="2009" calcext:value-type="float">
            <text:p>2009</text:p>
          </table:table-cell>
          <table:table-cell office:value-type="string" calcext:value-type="string">
            <text:p>Springer</text:p>
          </table:table-cell>
          <table:table-cell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number-columns-repeated="2"/>
          <table:table-cell office:value-type="string" calcext:value-type="string">
            <text:p>https://www.researchgate.net/publication/220988415_Multi-agent_Simulation_of_Investor_Cognitive_Behavior_in_Stock_Market</text:p>
          </table:table-cell>
          <table:table-cell office:value-type="string" calcext:value-type="string">
            <text:p>yes</text:p>
          </table:table-cell>
          <table:table-cell office:value-type="string" calcext:value-type="string">
            <text:p>simulator is implemented using the MadKit platform and is written in Java</text:p>
          </table:table-cell>
          <table:table-cell office:value-type="string" calcext:value-type="string">
            <text:p>Yes, agents were implemented. Code is not available online</text:p>
          </table:table-cell>
          <table:table-cell table:number-columns-repeated="1010"/>
        </table:table-row>
        <table:table-row table:style-name="ro24">
          <table:table-cell office:value-type="float" office:value="2" calcext:value-type="float">
            <text:p>2</text:p>
          </table:table-cell>
          <table:table-cell office:value-type="string" calcext:value-type="string">
            <text:p>Shu-Heng Chen &amp; <text:s text:c="2"/>Kuo-Chuan Shih <text:s/>&amp; <text:s text:c="2"/>Chung-Ching Tai </text:p>
          </table:table-cell>
          <table:table-cell office:value-type="float" office:value="3" calcext:value-type="float">
            <text:p>3</text:p>
          </table:table-cell>
          <table:table-cell office:value-type="string" calcext:value-type="string">
            <text:p>Can Artificial Traders Learn and Err Like Human Traders? A New Direction for Computational Intelligence in Behavioral Finance</text:p>
            <text:p/>
          </table:table-cell>
          <table:table-cell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number-columns-repeated="4"/>
          <table:table-cell office:value-type="string" calcext:value-type="string">
            <text:p>using the MadKit platform [9] and is written in Java</text:p>
          </table:table-cell>
          <table:table-cell table:number-columns-repeated="1011"/>
        </table:table-row>
        <table:table-row table:style-name="ro25">
          <table:table-cell office:value-type="float" office:value="3" calcext:value-type="float">
            <text:p>3</text:p>
          </table:table-cell>
          <table:table-cell office:value-type="string" calcext:value-type="string">
            <text:p>Yosra Ben Said &amp; <text:s text:c="2"/>Dalel Kanzari <text:s/>&amp; <text:s text:c="2"/>Marwa Bezzine </text:p>
          </table:table-cell>
          <table:table-cell office:value-type="float" office:value="3" calcext:value-type="float">
            <text:p>3</text:p>
          </table:table-cell>
          <table:table-cell office:value-type="string" calcext:value-type="string">
            <text:p>A Behavioral and Rational Investor Modeling to Explain Subprime Crisis: Multi Agent Systems Simulation in Artificial Financial Markets</text:p>
          </table:table-cell>
          <table:table-cell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office:value-type="float" office:value="2017" calcext:value-type="float">
            <text:p>2017</text:p>
          </table:table-cell>
          <table:table-cell office:value-type="string" calcext:value-type="string">
            <text:p>Springer</text:p>
          </table:table-cell>
          <table:table-cell/>
          <table:table-cell office:value-type="string" calcext:value-type="string">
            <text:p>ResearchGate</text:p>
          </table:table-cell>
          <table:table-cell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number-columns-repeated="1013"/>
        </table:table-row>
        <table:table-row table:style-name="ro26">
          <table:table-cell office:value-type="float" office:value="4" calcext:value-type="float">
            <text:p>4</text:p>
          </table:table-cell>
          <table:table-cell office:value-type="string" calcext:value-type="string">
            <text:p>Concetta Sorropago </text:p>
          </table:table-cell>
          <table:table-cell office:value-type="float" office:value="1" calcext:value-type="float">
            <text:p>1</text:p>
          </table:table-cell>
          <table:table-cell office:value-type="string" calcext:value-type="string">
            <text:p>Behavioral Finance and Agent Based Model: the new evolving discipline of</text:p>
            <text:p>quantitative behavioral finance?</text:p>
          </table:table-cell>
          <table:table-cell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office:value-type="float" office:value="2014" calcext:value-type="float">
            <text:p>2014</text:p>
          </table:table-cell>
          <table:table-cell office:value-type="string" calcext:value-type="string">
            <text:p>University Sapienza of Rome</text:p>
            <text:p>Department of Computer, Control, and Management Engineering</text:p>
          </table:table-cell>
          <table:table-cell/>
          <table:table-cell office:value-type="string" calcext:value-type="string">
            <text:p>ResearchGate</text:p>
          </table:table-cell>
          <table:table-cell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number-columns-repeated="1013"/>
        </table:table-row>
        <table:table-row table:style-name="ro27">
          <table:table-cell office:value-type="float" office:value="5" calcext:value-type="float">
            <text:p>5</text:p>
          </table:table-cell>
          <table:table-cell office:value-type="string" calcext:value-type="string">
            <text:p>A. O. I. Hoffmann &amp;  Wander Jager  &amp;  B. Lijnema</text:p>
            <text:p/>
          </table:table-cell>
          <table:table-cell office:value-type="float" office:value="3" calcext:value-type="float">
            <text:p>3</text:p>
          </table:table-cell>
          <table:table-cell office:value-type="string" calcext:value-type="string">
            <text:p>Combining empirical data with multi agent social simulation: investigating micro - macro links in behavioral finance</text:p>
          </table:table-cell>
          <table:table-cell table:number-columns-repeated="2" office:value-type="string" calcext:value-type="string">
            <text:p>NA</text:p>
          </table:table-cell>
          <table:table-cell office:value-type="string" calcext:value-type="string">
            <text:p>Citeseer</text:p>
          </table:table-cell>
          <table:table-cell/>
          <table:table-cell office:value-type="string" calcext:value-type="string">
            <text:p>Google Scholar</text:p>
          </table:table-cell>
          <table:table-cell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office:value-type="string" calcext:value-type="string">
            <text:p>https://citeseerx.ist.psu.edu/document?repid=rep1&amp;type=pdf&amp;doi=cd9771fd9ddeef4a932b658d570968c09d8feca1</text:p>
          </table:table-cell>
          <table:table-cell office:value-type="string" calcext:value-type="string">
            <text:p>Yes, agents were implemented</text:p>
          </table:table-cell>
          <table:table-cell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office:value-type="string" calcext:value-type="string">
            <text:p>yes pseudo code was implemented in alternate paper ‘Social Simulation of Stock Markets: Taking It to the Next Level</text:p>
            <text:p/>
            <text:p>' https://www.jasss.org/10/2/7.html</text:p>
          </table:table-cell>
          <table:table-cell table:number-columns-repeated="1010"/>
        </table:table-row>
        <table:table-row table:style-name="ro28">
          <table:table-cell office:value-type="float" office:value="6" calcext:value-type="float">
            <text:p>6</text:p>
          </table:table-cell>
          <table:table-cell office:value-type="string" calcext:value-type="string">
            <text:p>Yosra Mefteh Rekik &amp; <text:s text:c="2"/>Wafik Hachicha &amp; <text:s text:c="2"/>Younes Boujelbene</text:p>
          </table:table-cell>
          <table:table-cell office:value-type="float" office:value="3" calcext:value-type="float">
            <text:p>3</text:p>
          </table:table-cell>
          <table:table-cell office:value-type="string" calcext:value-type="string">
            <text:p>Agent-based Modeling and Investors’ Behavior Explanation of Asset Price Dynamics on Artificial Financial Markets</text:p>
          </table:table-cell>
          <table:table-cell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office:value-type="float" office:value="2014" calcext:value-type="float">
            <text:p>2014</text:p>
          </table:table-cell>
          <table:table-cell office:value-type="string" calcext:value-type="string">
            <text:p>Procedia Economics and Finance</text:p>
          </table:table-cell>
          <table:table-cell/>
          <table:table-cell office:value-type="string" calcext:value-type="string">
            <text:p>ScienceDirect</text:p>
          </table:table-cell>
          <table:table-cell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number-columns-repeated="1013"/>
        </table:table-row>
        <table:table-row table:style-name="ro29">
          <table:table-cell office:value-type="float" office:value="7" calcext:value-type="float">
            <text:p>7</text:p>
          </table:table-cell>
          <table:table-cell office:value-type="string" calcext:value-type="string">
            <text:p>A. O. I. Hoffmann &amp; <text:s text:c="2"/>S. A. Delre &amp; <text:s text:c="2"/>J. H. von Eije <text:s/>&amp; <text:s text:c="2"/>W. Jager </text:p>
          </table:table-cell>
          <table:table-cell office:value-type="float" office:value="4" calcext:value-type="float">
            <text:p>4</text:p>
          </table:table-cell>
          <table:table-cell office:value-type="string" calcext:value-type="string">
            <text:p>Artificial Multi-Agent Stock Markets: Simple Strategies, Complex Outcomes</text:p>
          </table:table-cell>
          <table:table-cell office:value-type="string" calcext:value-type="string">
            <text:p>NA</text:p>
          </table:table-cell>
          <table:table-cell office:value-type="float" office:value="2006" calcext:value-type="float">
            <text:p>2006</text:p>
          </table:table-cell>
          <table:table-cell office:value-type="string" calcext:value-type="string">
            <text:p>Springer Berlin Heidelberg</text:p>
            <text:p/>
          </table:table-cell>
          <table:table-cell/>
          <table:table-cell office:value-type="string" calcext:value-type="string">
            <text:p>Springer</text:p>
          </table:table-cell>
          <table:table-cell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office:value-type="string" calcext:value-type="string">
            <text:p>Yes, agents were implemented</text:p>
          </table:table-cell>
          <table:table-cell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office:value-type="string" calcext:value-type="string">
            <text:p>Code is not available online</text:p>
          </table:table-cell>
          <table:table-cell table:number-columns-repeated="1010"/>
        </table:table-row>
        <table:table-row table:style-name="ro30">
          <table:table-cell office:value-type="float" office:value="8" calcext:value-type="float">
            <text:p>8</text:p>
          </table:table-cell>
          <table:table-cell office:value-type="string" calcext:value-type="string">
            <text:p>Marcin Hernes &amp; <text:s text:c="2"/>Ngoc Thanh Nguyen</text:p>
          </table:table-cell>
          <table:table-cell office:value-type="float" office:value="2" calcext:value-type="float">
            <text:p>2</text:p>
          </table:table-cell>
          <table:table-cell office:value-type="string" calcext:value-type="string">
            <text:p>Application of Cognitive Architecture in Multi-Agent Financial Decision Support Systems</text:p>
          </table:table-cell>
          <table:table-cell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office:value-type="float" office:value="2023" calcext:value-type="float">
            <text:p>2023</text:p>
          </table:table-cell>
          <table:table-cell office:value-type="string" calcext:value-type="string">
            <text:p>Springer London</text:p>
          </table:table-cell>
          <table:table-cell/>
          <table:table-cell office:value-type="string" calcext:value-type="string">
            <text:p>Springer</text:p>
          </table:table-cell>
          <table:table-cell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office:value-type="string" calcext:value-type="string">
            <text:p>https://link.springer.com/chapter/10.1007/978-1-4471-7503-2_49#citeas</text:p>
          </table:table-cell>
          <table:table-cell office:value-type="string" calcext:value-type="string">
            <text:p>YeS, agents were implemented</text:p>
          </table:table-cell>
          <table:table-cell office:value-type="string" calcext:value-type="string">
            <text:p>cognitive architecture in a multi-agent financial decision</text:p>
            <text:p>support system (MAFDSS). This system is built using the</text:p>
            <text:p>framework Learning Intelligent Distribution Agent (LIDA)</text:p>
          </table:table-cell>
          <table:table-cell office:value-type="string" calcext:value-type="string">
            <text:p>source code is not available online</text:p>
          </table:table-cell>
          <table:table-cell table:number-columns-repeated="1010"/>
        </table:table-row>
        <table:table-row table:style-name="ro26">
          <table:table-cell office:value-type="float" office:value="9" calcext:value-type="float">
            <text:p>9</text:p>
          </table:table-cell>
          <table:table-cell office:value-type="string" calcext:value-type="string">
            <text:p>Steven D. Silver &amp; <text:s/>Marko Raseta <text:s/>&amp; <text:s/>Alina Bazarova</text:p>
          </table:table-cell>
          <table:table-cell office:value-type="float" office:value="3" calcext:value-type="float">
            <text:p>3</text:p>
          </table:table-cell>
          <table:table-cell office:value-type="string" calcext:value-type="string">
            <text:p>Dynamics of Phase Transitions in Expectations for Financial Markets: An Agent-Based, Multicomponent Model</text:p>
          </table:table-cell>
          <table:table-cell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office:value-type="float" office:value="2022" calcext:value-type="float">
            <text:p>2022</text:p>
          </table:table-cell>
          <table:table-cell office:value-type="string" calcext:value-type="string">
            <text:p>Journal of Behavioral Finance</text:p>
          </table:table-cell>
          <table:table-cell/>
          <table:table-cell office:value-type="string" calcext:value-type="string">
            <text:p>Springer</text:p>
          </table:table-cell>
          <table:table-cell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2"/>
          <table:table-cell office:value-type="string" calcext:value-type="string">
            <text:p>support system (MAFDSS). This system is built using the</text:p>
          </table:table-cell>
          <table:table-cell table:number-columns-repeated="1011"/>
        </table:table-row>
        <table:table-row table:style-name="ro31">
          <table:table-cell office:value-type="float" office:value="10" calcext:value-type="float">
            <text:p>10</text:p>
          </table:table-cell>
          <table:table-cell office:value-type="string" calcext:value-type="string">
            <text:p>Eduardo Barros  &amp;  Chase Popplewell  &amp;  Tizlam Muhammad</text:p>
            <text:p/>
          </table:table-cell>
          <table:table-cell office:value-type="float" office:value="3" calcext:value-type="float">
            <text:p>3</text:p>
          </table:table-cell>
          <table:table-cell office:value-type="string" calcext:value-type="string">
            <text:p>Behavioral Finance -Impact of Artificial Intelligence and Social Media Analytics on Investor and Trader Behavior</text:p>
          </table:table-cell>
          <table:table-cell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office:value-type="float" office:value="2021" calcext:value-type="float">
            <text:p>2021</text:p>
          </table:table-cell>
          <table:table-cell office:value-type="string" calcext:value-type="string">
            <text:p>Research Proposal @ ResearchGate</text:p>
          </table:table-cell>
          <table:table-cell/>
          <table:table-cell office:value-type="string" calcext:value-type="string">
            <text:p>Google Scholar / edited</text:p>
          </table:table-cell>
          <table:table-cell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office:value-type="string" calcext:value-type="string">
            <text:p>https://www.researchgate.net/publication/355159676_Behavioral_Finance_-Impact_of_Artificial_Intelligence_and_Social_Media_Analytics_on_Investor_and_Trader_Behavior</text:p>
          </table:table-cell>
          <table:table-cell/>
          <table:table-cell office:value-type="string" calcext:value-type="string">
            <text:p>framework Learning Intelligent Distribution Agent (LIDA)</text:p>
          </table:table-cell>
          <table:table-cell table:number-columns-repeated="1011"/>
        </table:table-row>
        <table:table-row table:style-name="ro30">
          <table:table-cell table:style-name="Default" office:value-type="float" office:value="12" calcext:value-type="float">
            <text:p>12</text:p>
          </table:table-cell>
          <table:table-cell table:style-name="Default" office:value-type="string" calcext:value-type="string">
            <text:p>Cars Hommes</text:p>
          </table:table-cell>
          <table:table-cell table:style-name="Default" office:value-type="float" office:value="1" calcext:value-type="float">
            <text:p>1</text:p>
          </table:table-cell>
          <table:table-cell table:style-name="Default" office:value-type="string" calcext:value-type="string">
            <text:p><text:s text:c="2"/>Interacting Agents in Finance</text:p>
          </table:table-cell>
          <table:table-cell table:style-name="Default"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Default" office:value-type="float" office:value="2006" calcext:value-type="float">
            <text:p>2006</text:p>
          </table:table-cell>
          <table:table-cell table:style-name="Default" office:value-type="string" calcext:value-type="string">
            <text:p>Tinbergen Institute, Tinbergen Institute Discussion Papers</text:p>
          </table:table-cell>
          <table:table-cell table:style-name="Default"/>
          <table:table-cell table:style-name="Default" office:value-type="string" calcext:value-type="string">
            <text:p>repec.org edit</text:p>
          </table:table-cell>
          <table:table-cell table:style-name="Default"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Default" office:value-type="string" calcext:value-type="string">
            <text:p>https://ideas.repec.org/p/tin/wpaper/20060029.html</text:p>
          </table:table-cell>
          <table:table-cell table:style-name="Default"/>
          <table:table-cell table:style-name="Default" office:value-type="string" calcext:value-type="string">
            <text:p>The paper does not explicitly state which language or framework the agents are implemented</text:p>
          </table:table-cell>
          <table:table-cell table:style-name="Default" office:value-type="string" calcext:value-type="string">
            <text:p>The paper does not provide any specific information regarding the availability of the code online. </text:p>
          </table:table-cell>
          <table:table-cell table:style-name="Default" office:value-type="string" calcext:value-type="string">
            <text:p>The agents discussed in the paper are generally categorized into two groups: fundamentalists and chartists.</text:p>
          </table:table-cell>
          <table:table-cell table:style-name="Default" office:value-type="string" calcext:value-type="string">
            <text:p>Fundamentalists base their decisions on market fundamentals such as interest rates and company earnings, while chartists use trends and patterns in past prices for decision-making.</text:p>
            <text:p>Agents use simple investment strategies, follow evolutionary selection processes, and adapt based on the success of their strategies.</text:p>
            <text:p>These agents exhibit herding behavior, social interactions, and varied levels of sensitivity to selecting optimal strategies.</text:p>
          </table:table-cell>
          <table:table-cell table:style-name="Default" office:value-type="string" calcext:value-type="string">
            <text:p>The paper discusses the implementation of fundamentalist and chartist agents. It explores how these agents interact in financial markets and their impact on market behavior.</text:p>
          </table:table-cell>
          <table:table-cell table:style-name="Default" office:value-type="string" calcext:value-type="string">
            <text:p>NA</text:p>
          </table:table-cell>
          <table:table-cell table:style-name="Default" office:value-type="string" calcext:value-type="string">
            <text:p>The agents are boundedly rational, meaning they follow rules and heuristics rather than being perfectly rational. They adapt their strategies over time based on their experiences and the experiences of other agents.</text:p>
          </table:table-cell>
          <table:table-cell table:style-name="Default" office:value-type="string" calcext:value-type="string">
            <text:p>The paper presents an approach where agents in the financial markets represent different types of investors. It examines their interactions, strategy selections, and adaptation processes.</text:p>
            <text:p>Agents use probabilistic models like discrete choice or multinomial logit models to select strategies based on fitness measures such as private utility and social interactions.</text:p>
          </table:table-cell>
          <table:table-cell table:style-name="Default" office:value-type="string" calcext:value-type="string">
            <text:p>The paper references works by leading researchers such as Arthur et al. (1997), Brock and Hommes (1997, 1998), and Shiller (1981).</text:p>
            <text:p>Key references include research on evolutionary models, herding behavior, bounded rationality, and financial market dynamics.</text:p>
          </table:table-cell>
          <table:table-cell table:style-name="Default" table:number-columns-repeated="1003"/>
        </table:table-row>
        <table:table-row table:style-name="ro32">
          <table:table-cell table:style-name="Default" office:value-type="float" office:value="13" calcext:value-type="float">
            <text:p>13</text:p>
          </table:table-cell>
          <table:table-cell table:style-name="Default" office:value-type="string" calcext:value-type="string">
            <text:p>Florian Königstorfer &amp; <text:s text:c="2"/>Stefan Thalmann</text:p>
          </table:table-cell>
          <table:table-cell table:style-name="Default" office:value-type="float" office:value="2" calcext:value-type="float">
            <text:p>2</text:p>
          </table:table-cell>
          <table:table-cell table:style-name="Default" office:value-type="string" calcext:value-type="string">
            <text:p>Applications of Artificial Intelligence in commercial banks – A research agenda for behavioral finance</text:p>
          </table:table-cell>
          <table:table-cell table:style-name="Default"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Default" office:value-type="float" office:value="2020" calcext:value-type="float">
            <text:p>2020</text:p>
          </table:table-cell>
          <table:table-cell table:style-name="Default" office:value-type="string" calcext:value-type="string">
            <text:p>Elsevier</text:p>
          </table:table-cell>
          <table:table-cell table:style-name="Default"/>
          <table:table-cell table:style-name="Default" office:value-type="string" calcext:value-type="string">
            <text:p>ScienceDirect</text:p>
          </table:table-cell>
          <table:table-cell table:style-name="Default"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Default"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style-name="Default"/>
          <table:table-cell table:style-name="Default" office:value-type="string" calcext:value-type="string">
            <text:p>The text does not specify the language or framework used for implementing agents such as Python, Java, or others.</text:p>
          </table:table-cell>
          <table:table-cell table:style-name="Default" office:value-type="string" calcext:value-type="string">
            <text:p>The text does not specify whether the code for the agents is available online.</text:p>
          </table:table-cell>
          <table:table-cell table:style-name="Default" office:value-type="string" calcext:value-type="string">
            <text:p>Specific names of agents are not provided in the text.</text:p>
          </table:table-cell>
          <table:table-cell table:style-name="Default" office:value-type="string" calcext:value-type="string">
            <text:p>he agents in the context of the text have features such as natural language processing (NLP), machine learning models for predicting market trends or customer behavior, risk assessment capabilities, fraud detection algorithms, and personalized recommendations for products or services.</text:p>
          </table:table-cell>
          <table:table-cell table:style-name="Default" office:value-type="string" calcext:value-type="string">
            <text:p>The text discusses various AI applications such as credit scoring algorithms, trading bots, and customer service bots, but does not provide specific names of other agents.</text:p>
          </table:table-cell>
          <table:table-cell table:style-name="Default" office:value-type="string" calcext:value-type="string">
            <text:p>No specific names, platforms, or features of agents are mentioned in the text.</text:p>
          </table:table-cell>
          <table:table-cell table:style-name="Default" office:value-type="string" calcext:value-type="string">
            <text:p>The agents discussed in the text appear to be rational, aiming to make decisions based on economic theories and maximize utility or profit.</text:p>
          </table:table-cell>
          <table:table-cell table:style-name="Default" office:value-type="string" calcext:value-type="string">
            <text:p>The text suggests that developing multi-agent systems (MAS) involves designing agents that interact with each other and the environment to achieve specific goals such as modeling market dynamics and customer behavior.</text:p>
          </table:table-cell>
          <table:table-cell table:style-name="Default" table:number-columns-repeated="1004"/>
        </table:table-row>
        <table:table-row table:style-name="ro25">
          <table:table-cell table:style-name="Default" office:value-type="float" office:value="14" calcext:value-type="float">
            <text:p>14</text:p>
          </table:table-cell>
          <table:table-cell table:style-name="Default" office:value-type="string" calcext:value-type="string">
            <text:p>Dalel Kanzari</text:p>
          </table:table-cell>
          <table:table-cell table:style-name="Default" office:value-type="float" office:value="1" calcext:value-type="float">
            <text:p>1</text:p>
          </table:table-cell>
          <table:table-cell table:style-name="Default" office:value-type="string" calcext:value-type="string">
            <text:p>Context-adaptive intelligent agents behaviors: multivariate LSTM-based decision making on the cryptocurrency market</text:p>
          </table:table-cell>
          <table:table-cell table:style-name="Default"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Default" office:value-type="float" office:value="2023" calcext:value-type="float">
            <text:p>2023</text:p>
          </table:table-cell>
          <table:table-cell table:style-name="Default" office:value-type="string" calcext:value-type="string">
            <text:p>International Journal of Data Science and Analytics</text:p>
          </table:table-cell>
          <table:table-cell table:style-name="Default"/>
          <table:table-cell table:style-name="Default" office:value-type="string" calcext:value-type="string">
            <text:p>ResearchGate</text:p>
          </table:table-cell>
          <table:table-cell table:style-name="Default"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Default" office:value-type="string" calcext:value-type="string">
            <text:p>https://link.springer.com/article/10.1007/s41060-023-00435-3#citeas</text:p>
          </table:table-cell>
          <table:table-cell table:style-name="Default"/>
          <table:table-cell table:number-columns-repeated="2" table:style-name="Default" office:value-type="string" calcext:value-type="string">
            <text:p>NA</text:p>
          </table:table-cell>
          <table:table-cell table:style-name="Default" office:value-type="string" calcext:value-type="string">
            <text:p>Name of the Agents:</text:p>
            <text:p>Rational DbrAs: Rational decision-based reasoning agents.</text:p>
            <text:p>Chartist DbrAs: Chartist decision-based reasoning agents.</text:p>
            <text:p>Mimetic DbrAs: Mimetic decision-based reasoning agents.</text:p>
          </table:table-cell>
          <table:table-cell table:style-name="Default" office:value-type="string" calcext:value-type="string">
            <text:p>Rational DbrAs: Collect data from various resources (e.g., historical Bitcoin prices, MVRV ratios, daily Bitcoin Volatility Indexes) to make buying, selling, or holding decisions based on expected future gains or losses.</text:p>
            <text:p>Chartist DbrAs: Use historical Bitcoin prices and Bitcoin Sentiment Indexes to make decisions based on emotional confidence levels such as confident, fairly confident, and very confident.</text:p>
            <text:p>Mimetic DbrAs: Mimic the dominant behavior of other DbrAs by collecting recent BTC data, predicting the next short-term BTC price, and comparing their decisions with other agents.</text:p>
          </table:table-cell>
          <table:table-cell table:style-name="Default" office:value-type="string" calcext:value-type="string">
            <text:p>NA</text:p>
          </table:table-cell>
          <table:table-cell table:style-name="Default" office:value-type="string" calcext:value-type="string">
            <text:p>Na</text:p>
          </table:table-cell>
          <table:table-cell table:style-name="Default" office:value-type="string" calcext:value-type="string">
            <text:p>The paper discusses rational agents and their dominant role in closely aligning with real market dynamics and accurately predicting market trends.</text:p>
          </table:table-cell>
          <table:table-cell table:style-name="Default" office:value-type="string" calcext:value-type="string">
            <text:p>The study simulates an artificial bitcoin market consisting of different types of DbrAs (rational, chartist, mimetic) and examines the price changes incurred by their actions. The multi-agent system (MAS) consists of a set of DbrA investors that observe new BTC prices and related indexes to take actions such as buying, selling, or holding.</text:p>
          </table:table-cell>
          <table:table-cell table:style-name="Default" office:value-type="string" calcext:value-type="string">
            <text:p>The paper references specific sources for data such as Yahoo Finance, Coinmetrics, and Bitcoin Sentiment Indexes. The paper also mentions prior research related to the predictive performance of LSTM-based models and the dynamics of cryptocurrency markets. Specific citations (e.g., [67–69]</text:p>
          </table:table-cell>
          <table:table-cell table:style-name="Default" table:number-columns-repeated="1003"/>
        </table:table-row>
        <table:table-row table:style-name="ro33">
          <table:table-cell table:style-name="Default" office:value-type="float" office:value="15" calcext:value-type="float">
            <text:p>15</text:p>
          </table:table-cell>
          <table:table-cell table:style-name="Default" office:value-type="string" calcext:value-type="string">
            <text:p>Zahra Kodia &amp; <text:s/>Lamjed Ben Said &amp; <text:s/>Gh{\'{e}}dira</text:p>
          </table:table-cell>
          <table:table-cell table:style-name="Default" office:value-type="float" office:value="3" calcext:value-type="float">
            <text:p>3</text:p>
          </table:table-cell>
          <table:table-cell table:style-name="Default" office:value-type="string" calcext:value-type="string">
            <text:p>A Study of Stock Market Trading Behavior and Social Interactions through</text:p>
            <text:p>                  a Multi Agent Based Simulation</text:p>
          </table:table-cell>
          <table:table-cell table:style-name="Default"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Default" office:value-type="float" office:value="2010" calcext:value-type="float">
            <text:p>2010</text:p>
          </table:table-cell>
          <table:table-cell table:style-name="Default" office:value-type="string" calcext:value-type="string">
            <text:p>Springer</text:p>
          </table:table-cell>
          <table:table-cell table:style-name="Default"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Default" table:number-columns-repeated="2"/>
          <table:table-cell table:style-name="Default" office:value-type="string" calcext:value-type="string">
            <text:p>https://www.researchgate.net/publication/221254733_A_Study_of_Stock_Market_Trading_Behavior_and_Social_Interactions_through_a_Multi_Agent_Based_Simulation</text:p>
          </table:table-cell>
          <table:table-cell table:style-name="Default"/>
          <table:table-cell table:style-name="Default" office:value-type="string" calcext:value-type="string">
            <text:p>The agents in the study are implemented using the MadKit platform in the Java programming language. This is a notable platform for developing multi-agent systems, as discussed in the reference [Gutknecht &amp; Ferber, 2001].</text:p>
          </table:table-cell>
          <table:table-cell table:style-name="Default" office:value-type="string" calcext:value-type="string">
            <text:p>The information provided does not specify whether the code is available online. </text:p>
          </table:table-cell>
          <table:table-cell table:style-name="Default" office:value-type="string" calcext:value-type="string">
            <text:p>ExpertTrader Agents: These agents utilize multiple analyses such as stock evaluation, risk measuring, and chart analysis to guide their decision-making processes. These agents may be influenced by behavioral attitudes such as optimism/pessimism and speculation/caution.</text:p>
            <text:p>NoviceTrader Agents: These agents primarily rely on chart analysis and indicators provided by expert traders. Their decision-making is limited to this analysis.</text:p>
            <text:p>CentralMarket Agent: This agent manages market transactions and related information, ensuring efficient market functioning.</text:p>
          </table:table-cell>
          <table:table-cell table:style-name="Default" office:value-type="string" calcext:value-type="string">
            <text:p>ExpertTrader Agents: Use a range of analyses to make decisions, including stock evaluation, risk measurement, growth rate of dividends, and chart analysis, as discussed in reference [Perold, 2004].</text:p>
            <text:p>NoviceTrader Agents: Depend on chart analysis and other expert traders' advice for decision-making, as described in reference [Hoffmann, Jager, and Von Eije, 2007].</text:p>
            <text:p>CentralMarket Agent: Oversees stock market transactions and maintains up-to-date information on market trends.</text:p>
          </table:table-cell>
          <table:table-cell table:style-name="Default" office:value-type="string" calcext:value-type="string">
            <text:p>he references provided focus primarily on ExpertTrader, NoviceTrader, and CentralMarket agents. There is no specific mention of other distinct types of agents.</text:p>
          </table:table-cell>
          <table:table-cell table:style-name="Default" office:value-type="string" calcext:value-type="string">
            <text:p>Agents:</text:p>
            <text:p>ExpertTrader Agent</text:p>
            <text:p>Platform/Language: Developed using the MadKit platform with Java programming language.</text:p>
            <text:p>Source Code: Not specifically mentioned as available online. The reference to MadKit suggests the possibility of accessing or developing code on this platform.</text:p>
            <text:p>Features:</text:p>
            <text:p>Uses four complementary analyses: stock evaluation, risk measuring, growth rate of dividends, and chart analysis.</text:p>
            <text:p>Decisions are influenced by optimism/pessimism, speculation/caution, and imitation/leadership attitudes.</text:p>
            <text:p>Provides numerical signals to buy, sell, or hold based on the analyses.</text:p>
            <text:p>The final decision is based on a weighted sum of signals from the four analyses.</text:p>
            <text:p>NoviceTrader Agent</text:p>
            <text:p>Platform/Language: Developed using the MadKit platform with Java programming language.</text:p>
            <text:p>Source Code: No specific mention of code availability online.</text:p>
            <text:p>Features:</text:p>
            <text:p>Relies primarily on chart analysis for decision-making.</text:p>
            <text:p>Uses indicators provided by ExpertTraders for decision-making support.</text:p>
            <text:p>More limited in scope compared to ExpertTrader, focusing mainly on technical analysis of charts.</text:p>
            <text:p>CentralMarket Agent</text:p>
            <text:p>Platform/Language: Developed using the MadKit platform with Java programming language.</text:p>
            <text:p>Source Code: No specific mention of code availability online.</text:p>
            <text:p>Features:</text:p>
            <text:p>Manages market transactions, matching orders of sale and purchase, and executing transactions.</text:p>
            <text:p>Publishes information related to stocks for traders.</text:p>
            <text:p>Updates stock information and calculates the market trend.</text:p>
            <text:p>Utilizes systematic risk measurement, as indicated by a given coefficient β.</text:p>
            <text:p>Additional Information:</text:p>
            <text:p>MadKit Platform: Known for supporting multi-agent systems and distributed artificial intelligence development.</text:p>
            <text:p>Java: Chosen as the programming language for its object-oriented features and compatibility with the MadKit platform.</text:p>
            <text:p>Behavioral Aspects: Agents' decisions are influenced by their behavioral attitudes, including their optimism, caution, and imitation tendencies.</text:p>
          </table:table-cell>
          <table:table-cell table:style-name="Default" office:value-type="string" calcext:value-type="string">
            <text:p>The agents demonstrate rational behavior by employing various analyses and using indicators to guide their decisions. However, their behavior is also impacted by behavioral attitudes and biases such as optimism/pessimism and imitation/leadership, which can be linked to references like [Tversky &amp; Kahneman, 1981] on decision-making psychology.</text:p>
          </table:table-cell>
          <table:table-cell table:style-name="Default" office:value-type="string" calcext:value-type="string">
            <text:p>The approach involves using MadKit and Java as the primary framework and language for the multi-agent system. As cited in reference [Ferber, 1999], this approach includes developing autonomous agents based on distributed artificial intelligence concepts, incorporating a variety of decision-making models and behavioral attitudes.</text:p>
          </table:table-cell>
          <table:table-cell table:style-name="Default" office:value-type="string" calcext:value-type="string">
            <text:p>he references cover a wide range of topics, including agent-based modeling, rational expectations, and behavioral finance. Specific references, such as [Dessalles, Muller, &amp; Phan, 2007], discuss the conceptual and methodological issues in modeling multi-agent systems. The literature provides a solid foundation for understanding the intricacies of agent behavior in stock markets and social networks.</text:p>
          </table:table-cell>
          <table:table-cell table:style-name="Default" table:number-columns-repeated="1003"/>
        </table:table-row>
        <table:table-row table:style-name="ro23">
          <table:table-cell table:style-name="Default" office:value-type="float" office:value="16" calcext:value-type="float">
            <text:p>16</text:p>
          </table:table-cell>
          <table:table-cell table:style-name="Default" office:value-type="string" calcext:value-type="string">
            <text:p>Heba M. Ezzat Dr. </text:p>
          </table:table-cell>
          <table:table-cell table:style-name="Default" office:value-type="float" office:value="1" calcext:value-type="float">
            <text:p>1</text:p>
          </table:table-cell>
          <table:table-cell table:style-name="Default" office:value-type="string" calcext:value-type="string">
            <text:p>Behavioral Agent-Based F al Agent-Based Framework for Inter amework for Interacting Financial acting Financial</text:p>
            <text:p>Markets </text:p>
          </table:table-cell>
          <table:table-cell table:style-name="Default"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Default" office:value-type="float" office:value="2020" calcext:value-type="float">
            <text:p>2020</text:p>
          </table:table-cell>
          <table:table-cell table:style-name="Default" office:value-type="string" calcext:value-type="string">
            <text:p>Emerald Publishing Limited</text:p>
          </table:table-cell>
          <table:table-cell table:style-name="Default"/>
          <table:table-cell table:style-name="Default" office:value-type="string" calcext:value-type="string">
            <text:p>ResearchGate</text:p>
          </table:table-cell>
          <table:table-cell table:style-name="Default"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Default" office:value-type="string" calcext:value-type="string">
            <text:p>https://buescholar.bue.edu.eg/cgi/viewcontent.cgi?article=1022&amp;context=bus_admin</text:p>
          </table:table-cell>
          <table:table-cell table:style-name="Default"/>
          <table:table-cell table:style-name="Default" office:value-type="string" calcext:value-type="string">
            <text:p>he information provided does not specify the language or framework used for implementing the agents. Please provide this information if available.</text:p>
          </table:table-cell>
          <table:table-cell table:style-name="Default" office:value-type="string" calcext:value-type="string">
            <text:p>There is no mention of the availability of the code online. </text:p>
          </table:table-cell>
          <table:table-cell table:style-name="Default" office:value-type="string" calcext:value-type="string">
            <text:p>The agents in the model are referred to as traders and market makers. These agents populate the artificial markets, Market X and Market Z.</text:p>
          </table:table-cell>
          <table:table-cell table:style-name="Default" office:value-type="string" calcext:value-type="string">
            <text:p>The agents decide on one of the trading strategies: technical trading in Market X, fundamental trading in Market X, technical trading in Market Z, fundamental trading in Market Z, or abstaining from trading. Chartists, a type of trader, exhibit loss-aversion behavior, which influences their choice of trading strategies.</text:p>
          </table:table-cell>
          <table:table-cell table:style-name="Default" office:value-type="string" calcext:value-type="string">
            <text:p>The paper does not explicitly mention any other agents beyond the traders and market makers in the two financial markets. The focus is on these agents and their interactions in the artificial markets.</text:p>
          </table:table-cell>
          <table:table-cell table:style-name="Default" office:value-type="string" calcext:value-type="string">
            <text:p>Based on the information provided, there are no specific names of agents mentioned in the implementation. The agents are described as "traders" and "market makers" in the artificial markets, Market X and Market Z. They adjust their trading strategies based on past and current performance, exhibiting loss-aversion behavior, which influences their decision-making process.</text:p>
            <text:p/>
            <text:p>Unfortunately, the language or framework used to implement the agents is not specified, nor is there any indication that the source code for the implementation is available online. Therefore, I cannot list the platform the agents are developed on, or provide the URL for the source code. If you have more specific details on the implementation, such as the programming language or platform used, or any links to the code, please provide that information.</text:p>
          </table:table-cell>
          <table:table-cell table:style-name="Default" office:value-type="string" calcext:value-type="string">
            <text:p>The agents display a degree of rationality in their trading decisions. They adjust their trading strategies based on past and current performance, demonstrating a rational approach to maximizing returns. However, their loss-aversion behavior introduces an element of bounded rationality, as losses loom larger than equivalent gains.</text:p>
          </table:table-cell>
          <table:table-cell table:style-name="Default" office:value-type="string" calcext:value-type="string">
            <text:p>The paper discusses a behavioral agent-based model (MAS) for simulating interactions in financial markets. The approach uses a discrete-choice model to compute the weights of trading strategies and follows a log-linear price impact function to settle asset prices.</text:p>
          </table:table-cell>
          <table:table-cell table:style-name="Default" table:number-columns-repeated="1004"/>
        </table:table-row>
        <table:table-row table:style-name="ro34">
          <table:table-cell table:style-name="Default" office:value-type="float" office:value="17" calcext:value-type="float">
            <text:p>17</text:p>
          </table:table-cell>
          <table:table-cell table:style-name="Default" office:value-type="string" calcext:value-type="string">
            <text:p>Qiuyue Zhang &amp; <text:s/>Yunfeng Zhang &amp; <text:s/>Xunxiang Yao &amp; <text:s/>Shilong Li &amp; <text:s/>Caiming Zhang &amp; <text:s/>Peide Liu</text:p>
          </table:table-cell>
          <table:table-cell table:style-name="Default" office:value-type="float" office:value="6" calcext:value-type="float">
            <text:p>6</text:p>
          </table:table-cell>
          <table:table-cell table:style-name="Default" office:value-type="string" calcext:value-type="string">
            <text:p>A Dynamic Attributes-driven Graph Attention Network Modeling on Behavioral Finance for Stock Prediction</text:p>
          </table:table-cell>
          <table:table-cell table:style-name="Default"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Default" office:value-type="float" office:value="2023" calcext:value-type="float">
            <text:p>2023</text:p>
          </table:table-cell>
          <table:table-cell table:style-name="Default" office:value-type="string" calcext:value-type="string">
            <text:p>{ACM} Trans. Knowl. Discov. Data</text:p>
          </table:table-cell>
          <table:table-cell table:style-name="Default"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Default" table:number-columns-repeated="2"/>
          <table:table-cell table:style-name="Default" office:value-type="string" calcext:value-type="string">
            <text:p>https://dl.acm.org/doi/pdf/10.1145/3611311</text:p>
          </table:table-cell>
          <table:table-cell table:style-name="Default"/>
          <table:table-cell table:style-name="Default" office:value-type="string" calcext:value-type="string">
            <text:p>The implementation of the described model is done in Python using the PyTorch framework. The optimizer used is Adam, and the learning rate is set to 0.0005.</text:p>
          </table:table-cell>
          <table:table-cell table:style-name="Default" office:value-type="string" calcext:value-type="string">
            <text:p>The text provided does not specify whether the code is available online</text:p>
          </table:table-cell>
          <table:table-cell table:style-name="Default" office:value-type="string" calcext:value-type="string">
            <text:p>The model is named "DGATS," which stands for Deep Graph Attention Temporal System.</text:p>
          </table:table-cell>
          <table:table-cell table:style-name="Default" office:value-type="string" calcext:value-type="string">
            <text:p>The agent uses a combination of attention mechanisms (both spatial and temporal) and a deep graph model to capture dynamic changes in the stock market.</text:p>
            <text:p>It processes and fuses various types of data, including historical technical indicators, textual media information, and stock relation graphs.</text:p>
            <text:p>The agent utilizes a tensor fusion operation for multimodal data and emphasizes temporal feature fusion.</text:p>
            <text:p>Optimization methods include using the Adam optimizer and a grid search to identify the best hyperparameters.</text:p>
          </table:table-cell>
          <table:table-cell table:style-name="Default" office:value-type="string" calcext:value-type="string">
            <text:p>Yes, the paper discusses other agent implementations for comparison purposes, such as StockNet, LSTM+PS, LSTM+GCN, RSR, AD-GAT, TRAN, RA-AGAT, MAC, and TRPCA.</text:p>
          </table:table-cell>
          <table:table-cell table:style-name="Default" office:value-type="string" calcext:value-type="string">
            <text:p>StockNet, LSTM+PS, LSTM+GCN, RSR, AD-GAT, TRAN, RA-AGAT, MAC, and TRPCA.</text:p>
          </table:table-cell>
          <table:table-cell table:style-name="Default" office:value-type="string" calcext:value-type="string">
            <text:p>Reasoning and Approach: The use of attention mechanisms and deep learning models, such as graph neural networks, suggests a rational approach to capture complex relationships and patterns in stock market data.</text:p>
            <text:p>Comparisons: The model is compared against other established models, indicating that its design and performance are well-validated.</text:p>
            <text:p>Multi-Source Data Integration: The model integrates multiple data sources (historical data, textual media information, and stock relation graphs), suggesting a rational approach to consider various aspects of stock market trends.</text:p>
          </table:table-cell>
          <table:table-cell table:style-name="Default" office:value-type="string" calcext:value-type="string">
            <text:p>The approach involves leveraging historical technical indicators, textual media information, and stock relation graphs to model and predict stock movements.</text:p>
            <text:p>The approach includes the use of attention mechanisms to extract valuable temporal and spatial information, sequential embedding generation, and tensor fusion for information fusion.</text:p>
          </table:table-cell>
          <table:table-cell table:style-name="Default" table:number-columns-repeated="1004"/>
        </table:table-row>
        <table:table-row table:style-name="ro35">
          <table:table-cell table:style-name="Default" office:value-type="float" office:value="18" calcext:value-type="float">
            <text:p>18</text:p>
          </table:table-cell>
          <table:table-cell table:style-name="Default" office:value-type="string" calcext:value-type="string">
            <text:p>Gaofeng Zou <text:s/>&amp; <text:s text:c="2"/>Qiyuan Cheng <text:s/>&amp; <text:s text:c="2"/>Zhenwei Lv <text:s/>&amp; <text:s text:c="2"/>John Edmunds <text:s/>&amp; <text:s text:c="2"/>Xiaopeng Zhai </text:p>
          </table:table-cell>
          <table:table-cell table:style-name="Default" office:value-type="float" office:value="5" calcext:value-type="float">
            <text:p>5</text:p>
          </table:table-cell>
          <table:table-cell table:style-name="Default" office:value-type="string" calcext:value-type="string">
            <text:p>Investor Sentiment and IPOs Anomalies: An Agent-Based Computational Finance</text:p>
            <text:p/>
          </table:table-cell>
          <table:table-cell table:style-name="Default"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Default" office:value-type="float" office:value="2017" calcext:value-type="float">
            <text:p>2017</text:p>
          </table:table-cell>
          <table:table-cell table:style-name="Default" office:value-type="string" calcext:value-type="string">
            <text:p>EURASIA Journal of Mathematics, Science and Technology Education</text:p>
          </table:table-cell>
          <table:table-cell table:style-name="Default"/>
          <table:table-cell table:style-name="Default" office:value-type="string" calcext:value-type="string">
            <text:p>GoogleScholar</text:p>
          </table:table-cell>
          <table:table-cell table:style-name="Default"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Default" office:value-type="string" calcext:value-type="string">
            <text:p>t-and-ipos-anomalies-an-agent-based-computational-finance-5159.pdf</text:p>
          </table:table-cell>
          <table:table-cell table:style-name="Default"/>
          <table:table-cell table:style-name="Default" office:value-type="string" calcext:value-type="string">
            <text:p>The optimizer used is Adam, and the learning rate is set to 0.0005</text:p>
          </table:table-cell>
          <table:table-cell table:style-name="Default" office:value-type="string" calcext:value-type="string">
            <text:p>The information does not specify whether the code is available online. However, since the study uses MATLAB for agent-based modeling, the code would typically be written in MATLAB script format. If the researchers have shared their code, it might be hosted on a public repository such as GitHub.</text:p>
          </table:table-cell>
          <table:table-cell table:style-name="Default" office:value-type="string" calcext:value-type="string">
            <text:p>The study uses agents representing institutional and individual investors with different levels of sentiment. Specific agent names are not mentioned in the information.</text:p>
          </table:table-cell>
          <table:table-cell table:style-name="Default" office:value-type="string" calcext:value-type="string">
            <text:p>The agents represent various types of investors, each with unique sentiment levels and behaviors impacting the IPO market. Features include modeling investor behavior, sentiment, and decision-making during the IPO process, as well as long-term market interactions.</text:p>
          </table:table-cell>
          <table:table-cell table:style-name="Default" office:value-type="string" calcext:value-type="string">
            <text:p>While the information doesn't discuss other agents, it does mention that the study builds a synthetic financial market with heterogeneous agent behavior, following new financial theory.</text:p>
          </table:table-cell>
          <table:table-cell table:style-name="Default" office:value-type="string" calcext:value-type="string">
            <text:p>The simulation and modeling are carried out using MATLAB, a high-level language and interactive environment for numerical computation, visualization, and programming. It is a powerful tool for agent-based modeling due to its robust computational capabilities. The passage does not provide specific names for the agents used in the study. However, it describes two types of agents based on investor behavior:</text:p>
            <text:p>Institutional Investors: These agents represent the behavior and sentiment of institutional investors in the IPO market.</text:p>
            <text:p>Individual Investors: These agents model the actions and sentiment of individual retail investors participating in the IPO market. Features of the Agents:</text:p>
            <text:p>The agents simulate investor behavior in the IPO market, including their sentiment and decision-making processes.</text:p>
            <text:p>The study examines the impact of different kinds of investor behavior on IPOs underpricing, long-term performance, and other market anomalies.</text:p>
            <text:p>The agents' behaviors are modeled to reflect adaptive markets hypothesis, bounded rationality, and nonlinear evolution. There is no information indicating whether the source code is publicly available. If the researchers have chosen to share the code, it may be found on a public repository such as GitHub.</text:p>
            <text:p/>
          </table:table-cell>
          <table:table-cell table:style-name="Default" office:value-type="string" calcext:value-type="string">
            <text:p>The study explores investor sentiment, which implies a range of rationality among agents. Institutional investors are considered more rational and impact market stability, while individual investors have varying levels of rationality and can significantly impact the IPO market.</text:p>
          </table:table-cell>
          <table:table-cell table:style-name="Default" office:value-type="string" calcext:value-type="string">
            <text:p>The study employs an agent-based computational finance approach, modeling interactions among different types of investors in the IPO market. It uses MATLAB to conduct the experiments, studying first-day underpricing and long-term performance</text:p>
          </table:table-cell>
          <table:table-cell table:style-name="Default" table:number-columns-repeated="1004"/>
        </table:table-row>
        <table:table-row table:style-name="ro36">
          <table:table-cell office:value-type="float" office:value="19" calcext:value-type="float">
            <text:p>19</text:p>
          </table:table-cell>
          <table:table-cell office:value-type="string" calcext:value-type="string">
            <text:p>Hiroshi Takahashi &amp; <text:s/>Takao Terano </text:p>
          </table:table-cell>
          <table:table-cell office:value-type="float" office:value="2" calcext:value-type="float">
            <text:p>2</text:p>
          </table:table-cell>
          <table:table-cell office:value-type="string" calcext:value-type="string">
            <text:p>Agent-Based Approach to Investors' Behavior and Asset Price Fluctuation in Financial Markets</text:p>
          </table:table-cell>
          <table:table-cell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office:value-type="float" office:value="2003" calcext:value-type="float">
            <text:p>2003</text:p>
          </table:table-cell>
          <table:table-cell office:value-type="string" calcext:value-type="string">
            <text:p>Journal of Artificial Societies and Social Simulation </text:p>
          </table:table-cell>
          <table:table-cell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number-columns-repeated="2"/>
          <table:table-cell office:value-type="string" calcext:value-type="string">
            <text:p>https://jasss.soc.surrey.ac.uk/6/3/3.html</text:p>
          </table:table-cell>
          <table:table-cell office:value-type="string" calcext:value-type="string">
            <text:p>yes</text:p>
          </table:table-cell>
          <table:table-cell office:value-type="string" calcext:value-type="string">
            <text:p>c++</text:p>
          </table:table-cell>
          <table:table-cell office:value-type="string" calcext:value-type="string">
            <text:p>Sample code available in the paper. Rest can be found online</text:p>
          </table:table-cell>
          <table:table-cell office:value-type="string" calcext:value-type="string">
            <text:p>Simulations of economic models were run</text:p>
          </table:table-cell>
          <table:table-cell office:value-type="string" calcext:value-type="string">
            <text:p>Multiple agents were created and a simulation based on rules was done to compare agent based to real time data</text:p>
          </table:table-cell>
          <table:table-cell office:value-type="string" calcext:value-type="string">
            <text:p>The paper discusses models of creating agents but does not talk any agents in specific</text:p>
          </table:table-cell>
          <table:table-cell office:value-type="string" calcext:value-type="string">
            <text:p>na</text:p>
          </table:table-cell>
          <table:table-cell office:value-type="string" calcext:value-type="string">
            <text:p>rational/irrational</text:p>
          </table:table-cell>
          <table:table-cell office:value-type="string" calcext:value-type="string">
            <text:p>ground up from mathematical or economic models to run simulations</text:p>
          </table:table-cell>
          <table:table-cell office:value-type="string" calcext:value-type="string">
            <text:p>na</text:p>
          </table:table-cell>
          <table:table-cell table:number-columns-repeated="1003"/>
        </table:table-row>
        <table:table-row table:style-name="ro32">
          <table:table-cell office:value-type="float" office:value="20" calcext:value-type="float">
            <text:p>20</text:p>
          </table:table-cell>
          <table:table-cell office:value-type="string" calcext:value-type="string">
            <text:p>Mario A. Bertella &amp; <text:s/>Felipe R. Pires &amp; <text:s/>Ling Feng <text:s/>&amp; <text:s/>Harry Eugene Stanley</text:p>
          </table:table-cell>
          <table:table-cell office:value-type="float" office:value="4" calcext:value-type="float">
            <text:p>4</text:p>
          </table:table-cell>
          <table:table-cell office:value-type="string" calcext:value-type="string">
            <text:p>Confidence and the Stock Market: An Agent-Based Approach</text:p>
          </table:table-cell>
          <table:table-cell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office:value-type="float" office:value="2014" calcext:value-type="float">
            <text:p>2014</text:p>
          </table:table-cell>
          <table:table-cell office:value-type="string" calcext:value-type="string">
            <text:p>PLOS ONE</text:p>
          </table:table-cell>
          <table:table-cell/>
          <table:table-cell office:value-type="string" calcext:value-type="string">
            <text:p>EconPapers</text:p>
          </table:table-cell>
          <table:table-cell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office:value-type="string" calcext:value-type="string">
            <text:p>https://journals.plos.org/plosone/article/file?id=10.1371/journal.pone.0083488&amp;type=printable</text:p>
          </table:table-cell>
          <table:table-cell table:style-name="Default" office:value-type="string" calcext:value-type="string">
            <text:p>yes</text:p>
          </table:table-cell>
          <table:table-cell table:style-name="Default"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Default" office:value-type="string" calcext:value-type="string">
            <text:p>no</text:p>
          </table:table-cell>
          <table:table-cell table:style-name="Default" office:value-type="string" calcext:value-type="string">
            <text:p>na</text:p>
          </table:table-cell>
          <table:table-cell table:style-name="Default"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Default" office:value-type="string" calcext:value-type="string">
            <text:p>yes</text:p>
          </table:table-cell>
          <table:table-cell table:style-name="Default"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Default"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Default"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Default" office:value-type="string" calcext:value-type="string">
            <text:p>na</text:p>
          </table:table-cell>
          <table:table-cell table:number-columns-repeated="1003"/>
        </table:table-row>
        <table:table-row table:style-name="ro24">
          <table:table-cell office:value-type="float" office:value="21" calcext:value-type="float">
            <text:p>21</text:p>
          </table:table-cell>
          <table:table-cell office:value-type="string" calcext:value-type="string">
            <text:p>Baocheng Geng &amp; <text:s/>Swastik Brahma &amp; <text:s/>Thakshila Wimalajeewa &amp; <text:s/>Pramod K. Varshney &amp; <text:s/>Muralidhar Rangaswamy</text:p>
          </table:table-cell>
          <table:table-cell office:value-type="float" office:value="5" calcext:value-type="float">
            <text:p>5</text:p>
          </table:table-cell>
          <table:table-cell office:value-type="string" calcext:value-type="string">
            <text:p>Prospect Theoretic Utility Based Human Decision Making in Multi-Agent</text:p>
            <text:p>                  Systems</text:p>
          </table:table-cell>
          <table:table-cell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office:value-type="float" office:value="2020" calcext:value-type="float">
            <text:p>2020</text:p>
          </table:table-cell>
          <table:table-cell office:value-type="string" calcext:value-type="string">
            <text:p>{IEEE} Trans. Signal Process</text:p>
          </table:table-cell>
          <table:table-cell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number-columns-repeated="2"/>
          <table:table-cell office:value-type="string" calcext:value-type="string">
            <text:p>https://ieeexplore.ieee.org/stamp/stamp.jsp?tp=&amp;arnumber=8976222</text:p>
          </table:table-cell>
          <table:table-cell table:style-name="Default" table:number-columns-repeated="11"/>
          <table:table-cell table:number-columns-repeated="1002"/>
        </table:table-row>
        <table:table-row table:style-name="ro37">
          <table:table-cell office:value-type="float" office:value="22" calcext:value-type="float">
            <text:p>22</text:p>
          </table:table-cell>
          <table:table-cell office:value-type="string" calcext:value-type="string">
            <text:p>Yulei Rao <text:s/>&amp; <text:s text:c="2"/>Diefeng Peng <text:s/>&amp; <text:s text:c="2"/>Tingxia Tian</text:p>
          </table:table-cell>
          <table:table-cell office:value-type="float" office:value="3" calcext:value-type="float">
            <text:p>3</text:p>
          </table:table-cell>
          <table:table-cell office:value-type="string" calcext:value-type="string">
            <text:p>Advances in Agent-based Computational Finance:</text:p>
            <text:p>Aseet Pricing models from Heterogeneous and Interactive perspective </text:p>
          </table:table-cell>
          <table:table-cell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office:value-type="float" office:value="2008" calcext:value-type="float">
            <text:p>2008</text:p>
          </table:table-cell>
          <table:table-cell office:value-type="string" calcext:value-type="string">
            <text:p>2008 International Conference on Wireless Communications, Networking and Mobile Computing, WiCOM 2008</text:p>
          </table:table-cell>
          <table:table-cell/>
          <table:table-cell office:value-type="string" calcext:value-type="string">
            <text:p>ResearchGate</text:p>
          </table:table-cell>
          <table:table-cell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office:value-type="string" calcext:value-type="string">
            <text:p>https://ieeexplore.ieee.org/stamp/stamp.jsp?tp=&amp;arnumber=4680488</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36">
          <table:table-cell office:value-type="float" office:value="23" calcext:value-type="float">
            <text:p>23</text:p>
          </table:table-cell>
          <table:table-cell office:value-type="string" calcext:value-type="string">
            <text:p>Werner De Bondt &amp; <text:s text:c="2"/>Rosa M. Mayoral &amp; <text:s/>Eleuterio Vallelado</text:p>
          </table:table-cell>
          <table:table-cell office:value-type="float" office:value="3" calcext:value-type="float">
            <text:p>3</text:p>
          </table:table-cell>
          <table:table-cell office:value-type="string" calcext:value-type="string">
            <text:p>Behavioral decision-making in finance: An overview and assessment of selected research</text:p>
          </table:table-cell>
          <table:table-cell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office:value-type="float" office:value="2013" calcext:value-type="float">
            <text:p>2013</text:p>
          </table:table-cell>
          <table:table-cell office:value-type="string" calcext:value-type="string">
            <text:p>Spanish Journal of Finance and Accounting / Revista Española de Financiación y Contabilidad</text:p>
          </table:table-cell>
          <table:table-cell/>
          <table:table-cell office:value-type="string" calcext:value-type="string">
            <text:p>tandf</text:p>
          </table:table-cell>
          <table:table-cell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office:value-type="string" calcext:value-type="string">
            <text:p>https://www.researchgate.net/publication/281668424_Behavioral_decision-making_in_finance_An_overview_and_assessment_of_selected_research</text:p>
          </table:table-cell>
          <table:table-cell table:number-columns-repeated="1013"/>
        </table:table-row>
        <table:table-row table:style-name="ro32">
          <table:table-cell office:value-type="float" office:value="24" calcext:value-type="float">
            <text:p>24</text:p>
          </table:table-cell>
          <table:table-cell office:value-type="string" calcext:value-type="string">
            <text:p>Giorgio Fagiolo &amp; <text:s text:c="2"/>Mattia Guerini &amp; <text:s text:c="2"/>Francesco Lamperti &amp; <text:s text:c="2"/>Alessio Moneta <text:s/>&amp; <text:s text:c="2"/>Andrea Roventini </text:p>
          </table:table-cell>
          <table:table-cell office:value-type="float" office:value="5" calcext:value-type="float">
            <text:p>5</text:p>
          </table:table-cell>
          <table:table-cell office:value-type="string" calcext:value-type="string">
            <text:p>Validation of Agent-Based Models in Economics and Financ</text:p>
            <text:p/>
          </table:table-cell>
          <table:table-cell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office:value-type="float" office:value="2019" calcext:value-type="float">
            <text:p>2019</text:p>
          </table:table-cell>
          <table:table-cell office:value-type="string" calcext:value-type="string">
            <text:p>Scuola Superiore Sant'Anna, Laboratory of Economics and Management (LEM), Pisa</text:p>
          </table:table-cell>
          <table:table-cell/>
          <table:table-cell office:value-type="string" calcext:value-type="string">
            <text:p>econster</text:p>
          </table:table-cell>
          <table:table-cell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office:value-type="string" calcext:value-type="string">
            <text:p>http://www.isigrowth.eu/wp-content/uploads/2017/10/working_paper_2017_25.pdf</text:p>
          </table:table-cell>
          <table:table-cell table:number-columns-repeated="1013"/>
        </table:table-row>
        <table:table-row table:style-name="ro28">
          <table:table-cell office:value-type="float" office:value="25" calcext:value-type="float">
            <text:p>25</text:p>
          </table:table-cell>
          <table:table-cell office:value-type="string" calcext:value-type="string">
            <text:p>HEPING PAN*</text:p>
          </table:table-cell>
          <table:table-cell office:value-type="float" office:value="1" calcext:value-type="float">
            <text:p>1</text:p>
          </table:table-cell>
          <table:table-cell office:value-type="string" calcext:value-type="string">
            <text:p>A BASIC THEORY OF INTELLIGENT FINANCE</text:p>
          </table:table-cell>
          <table:table-cell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office:value-type="float" office:value="2011" calcext:value-type="float">
            <text:p>2011</text:p>
          </table:table-cell>
          <table:table-cell office:value-type="string" calcext:value-type="string">
            <text:p>New Mathematics and Natural Computation</text:p>
          </table:table-cell>
          <table:table-cell/>
          <table:table-cell office:value-type="string" calcext:value-type="string">
            <text:p>ResearchGate</text:p>
          </table:table-cell>
          <table:table-cell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office:value-type="string" calcext:value-type="string">
            <text:p>https://www.researchgate.net/publication/227653035_A_BASIC_THEORY_OF_INTELLIGENT_FINANCE</text:p>
          </table:table-cell>
          <table:table-cell table:number-columns-repeated="1013"/>
        </table:table-row>
        <table:table-row table:style-name="ro22" table:number-rows-repeated="1048550">
          <table:table-cell table:number-columns-repeated="1024"/>
        </table:table-row>
        <table:table-row table:style-name="ro38">
          <table:table-cell table:number-columns-repeated="1024"/>
        </table:table-row>
      </table:table>
      <table:table table:name="temp" table:style-name="ta2">
        <table:table-column table:style-name="co18" table:number-columns-repeated="3" table:default-cell-style-name="Default"/>
        <table:table-row table:style-name="ro1">
          <table:table-cell table:style-name="ce18" office:value-type="string" calcext:value-type="string">
            <text:p>yes</text:p>
          </table:table-cell>
          <table:table-cell table:style-name="ce18" office:value-type="string" calcext:value-type="string">
            <text:p>simulator is implemented using the MadKit platform and is written in Java</text:p>
          </table:table-cell>
          <table:table-cell table:style-name="ce18" office:value-type="string" calcext:value-type="string">
            <text:p>Yes, agents were implemented. Code is not available online</text:p>
          </table:table-cell>
        </table:table-row>
        <table:table-row table:style-name="ro20">
          <table:table-cell table:style-name="ce18"/>
          <table:table-cell table:style-name="ce18" office:value-type="string" calcext:value-type="string">
            <text:p>using the MadKit platform [9] and is written in Java</text:p>
          </table:table-cell>
          <table:table-cell table:style-name="ce18"/>
        </table:table-row>
        <table:table-row table:style-name="ro7">
          <table:table-cell table:style-name="ce18" table:number-columns-repeated="3"/>
        </table:table-row>
        <table:table-row table:style-name="ro6">
          <table:table-cell table:style-name="ce18" table:number-columns-repeated="3"/>
        </table:table-row>
        <table:table-row table:style-name="ro15">
          <table:table-cell table:style-name="ce18" office:value-type="string" calcext:value-type="string">
            <text:p>Yes, agents were implemented</text:p>
          </table:table-cell>
          <table:table-cell table:style-name="ce17"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table:style-name="ce18" office:value-type="string" calcext:value-type="string">
            <text:p>yes pseudo code was implemented in alternate paper ‘Social Simulation of Stock Markets: Taking It to the Next Level</text:p>
            <text:p/>
            <text:p>' https://www.jasss.org/10/2/7.html</text:p>
          </table:table-cell>
        </table:table-row>
        <table:table-row table:style-name="ro7">
          <table:table-cell table:style-name="ce18" table:number-columns-repeated="3"/>
        </table:table-row>
        <table:table-row table:style-name="ro39">
          <table:table-cell table:style-name="ce18" office:value-type="string" calcext:value-type="string">
            <text:p>Yes, agents were implemented</text:p>
          </table:table-cell>
          <table:table-cell table:style-name="ce18"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table:style-name="ce18" office:value-type="string" calcext:value-type="string">
            <text:p>Code is not available online</text:p>
          </table:table-cell>
        </table:table-row>
        <table:table-row table:style-name="ro11">
          <table:table-cell office:value-type="string" calcext:value-type="string">
            <text:p>YeS, agents were implemented</text:p>
          </table:table-cell>
          <table:table-cell office:value-type="string" calcext:value-type="string">
            <text:p>cognitive architecture in a multi-agent financial decision</text:p>
            <text:p>support system (MAFDSS). This system is built using the</text:p>
            <text:p>framework Learning Intelligent Distribution Agent (LIDA)</text:p>
          </table:table-cell>
          <table:table-cell office:value-type="string" calcext:value-type="string">
            <text:p>source code is not available online</text:p>
          </table:table-cell>
        </table:table-row>
        <table:table-row table:style-name="ro9">
          <table:table-cell/>
          <table:table-cell office:value-type="string" calcext:value-type="string">
            <text:p>support system (MAFDSS). This system is built using the</text:p>
          </table:table-cell>
          <table:table-cell/>
        </table:table-row>
        <table:table-row table:style-name="ro40">
          <table:table-cell/>
          <table:table-cell office:value-type="string" calcext:value-type="string">
            <text:p>framework Learning Intelligent Distribution Agent (LIDA)</text:p>
          </table:table-cell>
          <table:table-cell/>
        </table:table-row>
        <table:table-row table:style-name="ro10">
          <table:table-cell office:value-type="string" calcext:value-type="string">
            <text:p>yes</text:p>
          </table:table-cell>
          <table:table-cell office:value-type="string" calcext:value-type="string">
            <text:p><text:span text:style-name="T1">model imple- 2.2.3. Agent variables:</text:span></text:p>
            <text:p><text:span text:style-name="T1">mented on Netlogo platform, model imple- 2.2.3. Agent variables:</text:span></text:p>
            <text:p><text:span text:style-name="T1">mented on Netlogo platform</text:span></text:p>
          </table:table-cell>
          <table:table-cell office:value-type="string" calcext:value-type="string">
            <text:p>No, it is not available. Code references from similar implementations : <text:a xlink:href="https://github.com/Heewon-Hailey/agent-based-stock-market-simulator" xlink:type="simple">https://github.com/Heewon-Hailey/agent-based-stock-market-simulator</text:a> , <text:a xlink:href="https://github.com/ngozzi/vix" xlink:type="simple">https://github.com/ngozzi/vix</text:a></text:p>
          </table:table-cell>
        </table:table-row>
        <table:table-row table:style-name="ro11">
          <table:table-cell office:value-type="string" calcext:value-type="string">
            <text:p>mented on Netlogo platform</text:p>
          </table:table-cell>
          <table:table-cell office:value-type="string" calcext:value-type="string">
            <text:p>mented on Netlogo platform, model imple- 2.2.3. Agent variables:</text:p>
          </table:table-cell>
          <table:table-cell/>
        </table:table-row>
        <table:table-row table:style-name="ro12">
          <table:table-cell/>
          <table:table-cell office:value-type="string" calcext:value-type="string">
            <text:p>mented on Netlogo platform</text:p>
          </table:table-cell>
          <table:table-cell/>
        </table:table-row>
        <table:table-row table:style-name="ro12">
          <table:table-cell table:number-columns-repeated="3"/>
        </table:table-row>
        <table:table-row table:style-name="ro41">
          <table:table-cell table:number-columns-repeated="3"/>
        </table:table-row>
        <table:table-row table:style-name="ro20">
          <table:table-cell table:number-columns-repeated="3"/>
        </table:table-row>
        <table:table-row table:style-name="ro18">
          <table:table-cell table:number-columns-repeated="3"/>
        </table:table-row>
        <table:table-row table:style-name="ro14">
          <table:table-cell table:number-columns-repeated="3"/>
        </table:table-row>
        <table:table-row table:style-name="ro5">
          <table:table-cell table:number-columns-repeated="3"/>
        </table:table-row>
        <table:table-row table:style-name="ro15">
          <table:table-cell table:number-columns-repeated="3"/>
        </table:table-row>
        <table:table-row table:style-name="ro13">
          <table:table-cell table:number-columns-repeated="3"/>
        </table:table-row>
        <table:table-row table:style-name="ro7">
          <table:table-cell table:number-columns-repeated="3"/>
        </table:table-row>
        <table:table-row table:style-name="ro18">
          <table:table-cell table:number-columns-repeated="3"/>
        </table:table-row>
        <table:table-row table:style-name="ro19">
          <table:table-cell table:number-columns-repeated="3"/>
        </table:table-row>
        <table:table-row table:style-name="ro15">
          <table:table-cell table:number-columns-repeated="3"/>
        </table:table-row>
        <table:table-row table:style-name="ro9">
          <table:table-cell table:number-columns-repeated="3"/>
        </table:table-row>
        <table:table-row table:style-name="ro7">
          <table:table-cell table:number-columns-repeated="3"/>
        </table:table-row>
        <table:table-row table:style-name="ro15">
          <table:table-cell table:number-columns-repeated="3"/>
        </table:table-row>
        <table:table-row table:style-name="ro20">
          <table:table-cell table:number-columns-repeated="3"/>
        </table:table-row>
        <table:table-row table:style-name="ro1">
          <table:table-cell table:number-columns-repeated="3"/>
        </table:table-row>
        <table:table-row table:style-name="ro11">
          <table:table-cell table:number-columns-repeated="3"/>
        </table:table-row>
        <table:table-row table:style-name="ro21">
          <table:table-cell table:number-columns-repeated="3"/>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time-style style:name="N122" number:truncate-on-overflow="false">
      <number:hours/>
      <number:text>:</number:text>
      <number:minutes number:style="long"/>
      <number:text>:</number:text>
      <number:seconds number:style="long"/>
    </number:time-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1">
      <number:minutes number:style="long"/>
      <number:text>:</number:text>
      <number:seconds number:style="long"/>
    </number:time-style>
    <number:time-style style:name="N10155" number:language="en" number:country="US">
      <number:hours/>
      <number:text>:</number:text>
      <number:minutes number:style="long"/>
    </number:time-style>
    <number:currency-style style:name="N10154P0" style:volatile="true" number:language="en" number:country="US">
      <number:currency-symbol/>
      <number:number number:decimal-places="2" number:min-decimal-places="2" number:min-integer-digits="1" number:grouping="true"/>
      <number:text> </number:text>
    </number:currency-style>
    <number:currency-style style:name="N1015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4P0"/>
    </number:currency-style>
    <number:time-style style:name="N10149" number:language="en" number:country="US">
      <number:hours/>
      <number:text>:</number:text>
      <number:minutes number:style="long"/>
      <number:text>:</number:text>
      <number:seconds number:style="long"/>
    </number:time-style>
    <number:date-style style:name="N10148" number:language="en" number:country="US">
      <number:month number:textual="true"/>
      <number:text>-</number:text>
      <number:year/>
    </number:date-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7P0"/>
    </number:currency-style>
    <number:time-style style:name="N10146" number:language="en" number:country="US">
      <number:hours/>
      <number:text>:</number:text>
      <number:minutes number:style="long"/>
      <number:text> </number:text>
      <number:am-pm/>
    </number:time-style>
    <number:date-style style:name="N10145" number:language="en" number:country="US">
      <number:month/>
      <number:text>/</number:text>
      <number:day/>
      <number:text>/</number:text>
      <number:year number:style="long"/>
      <number:text> </number:text>
      <number:hours/>
      <number:text>:</number:text>
      <number:minutes number:style="long"/>
    </number:date-style>
    <number:currency-style style:name="N1014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time-style style:name="N10140" number:language="en" number:country="US">
      <number:hours/>
      <number:text>:</number:text>
      <number:minutes number:style="long"/>
      <number:text>:</number:text>
      <number:seconds number:style="long"/>
      <number:text> </number:text>
      <number:am-pm/>
    </number:time-style>
    <number:currency-style style:name="N10139P0" style:volatile="true" number:language="en" number:country="US">
      <number:currency-symbol/>
      <number:number number:decimal-places="0" number:min-decimal-places="0" number:min-integer-digits="1" number:grouping="true"/>
      <number:text> </number:text>
    </number:currency-style>
    <number:currency-style style:name="N10139" number:language="en" number:country="US">
      <number:text>(</number:text>
      <number:currency-symbol/>
      <number:number number:decimal-places="0" number:min-decimal-places="0" number:min-integer-digits="1" number:grouping="true"/>
      <number:text>)</number:text>
      <style:map style:condition="value()&gt;=0" style:apply-style-name="N10139P0"/>
    </number:currency-style>
    <number:number-style style:name="N10137P0" style:volatile="true" number:language="en" number:country="US">
      <number:number number:decimal-places="2" number:min-decimal-places="2" number:min-integer-digits="1" number:grouping="true"/>
      <number:text> </number:text>
    </number:number-style>
    <number:number-style style:name="N10137" number:language="en" number:country="US">
      <style:text-properties fo:color="#ff0000"/>
      <number:text>(</number:text>
      <number:number number:decimal-places="2" number:min-decimal-places="2"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date-style>
    <number:number-style style:name="N10134P0" style:volatile="true" number:language="en" number:country="US">
      <number:number number:decimal-places="0" number:min-decimal-places="0" number:min-integer-digits="1" number:grouping="true"/>
      <number:text> </number:text>
    </number:number-style>
    <number:number-style style:name="N10134" number:language="en" number:country="US">
      <style:text-properties fo:color="#ff0000"/>
      <number:text>(</number:text>
      <number:number number:decimal-places="0" number:min-decimal-places="0" number:min-integer-digits="1" number:grouping="true"/>
      <number:text>)</number:text>
      <style:map style:condition="value()&gt;=0" style:apply-style-name="N10134P0"/>
    </number:number-style>
    <number:number-style style:name="N1013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currency-style style:name="N10128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28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28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5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3P2" style:volatile="true" number:language="en" number:country="US">
      <number:text> </number:text>
      <number:fill-character> </number:fill-character>
      <number:text>- </number:text>
    </number:number-style>
    <number:text-style style:name="N10153" number:language="en" number:country="US">
      <number:text> </number:text>
      <number:text-content/>
      <number:text> </number:text>
      <style:map style:condition="value()&gt;0" style:apply-style-name="N10153P0"/>
      <style:map style:condition="value()&lt;0" style:apply-style-name="N10153P1"/>
      <style:map style:condition="value()=0" style:apply-style-name="N10153P2"/>
    </number:text-style>
    <number:date-style style:name="N10124" number:language="en" number:country="US">
      <number:day/>
      <number:text>-</number:text>
      <number:month number:textual="true"/>
    </number:date-style>
    <number:currency-style style:name="N10123P0" style:volatile="true" number:language="en" number:country="US">
      <number:currency-symbol/>
      <number:number number:decimal-places="2" number:min-decimal-places="2" number:min-integer-digits="1" number:grouping="true"/>
      <number:text> </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date-style style:name="N10121" number:language="en" number:country="US">
      <number:day/>
      <number:text>-</number:text>
      <number:month number:textual="true"/>
      <number:text>-</number:text>
      <number:year/>
    </number:date-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style:text-align-source="fix" style:repeat-content="false" fo:background-color="transparent" fo:border="1.11pt double #000000" style:border-line-width="0.0008in 0.0138in 0.0008in" style:shadow="#808080 0.0709in 0.0709in"/>
      <style:paragraph-properties fo:text-align="center"/>
      <style:text-properties fo:color="#000000" fo:font-size="18pt" fo:font-style="normal" fo:font-weight="bold"/>
    </style:style>
    <style:style style:name="Heading_20_1" style:display-name="Heading 1" style:family="table-cell" style:parent-style-name="Heading">
      <style:table-cell-properties fo:background-color="transparent" fo:border="0.06pt solid #000000"/>
      <style:text-properties fo:font-size="10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order="0.06pt solid #000000" style:shadow="#808080 0.0709in 0.0709in"/>
      <style:text-properties fo:font-style="normal" style:text-underline-style="none" fo:font-weight="normal"/>
    </style:style>
    <style:style style:name="ConditionalStyle_5f_1" style:display-name="ConditionalStyle_1" style:family="table-cell" style:parent-style-name="Default">
      <style:table-cell-properties fo:background-color="#b7e1cd"/>
    </style:style>
    <style:style style:name="Result2" style:family="table-cell" style:parent-style-name="Result" style:data-style-name="N122">
      <style:text-properties fo:color="#000000" fo:font-weight="bold"/>
    </style:style>
    <style:style style:name="Background" style:family="table-cell" style:parent-style-name="Default">
      <style:table-cell-properties fo:background-color="#004a4a"/>
      <style:text-properties fo:color="#c0c0c0"/>
    </style:style>
    <style:style style:name="Card" style:family="table-cell" style:parent-style-name="Default">
      <style:table-cell-properties style:text-align-source="fix" style:repeat-content="false" fo:background-color="transparent" fo:wrap-option="wrap" fo:padding-bottom="0.0138in" fo:padding-left="0.0138in" fo:padding-right="0.1319in" fo:padding-top="0.0138in" style:shadow="#808080 0.0709in 0.0709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1.11pt double #000000" style:border-line-width="0.0008in 0.0138in 0.0008in" style:shadow="#808080 0.0709in 0.0709in"/>
    </style:style>
    <style:style style:name="Card_20_TL" style:display-name="Card TL" style:family="table-cell" style:parent-style-name="Card">
      <style:table-cell-properties fo:border-bottom="none" fo:border-left="0.06pt solid #000000" fo:border-right="none" fo:border-top="0.06pt solid #000000"/>
    </style:style>
    <style:style style:name="Card_20_T" style:display-name="Card T" style:family="table-cell" style:parent-style-name="Card">
      <style:table-cell-properties fo:border-bottom="none" fo:border-left="none" fo:border-right="none" fo:border-top="0.06pt solid #000000"/>
    </style:style>
    <style:style style:name="Card_20_TR" style:display-name="Card TR" style:family="table-cell" style:parent-style-name="Card">
      <style:table-cell-properties fo:border-bottom="none" fo:border-left="none" fo:border-right="0.06pt solid #000000" fo:border-top="0.06pt solid #000000"/>
    </style:style>
    <style:style style:name="Card_20_L" style:display-name="Card L" style:family="table-cell" style:parent-style-name="Card">
      <style:table-cell-properties fo:border-bottom="none" fo:border-left="0.06pt solid #000000" fo:border-right="none" fo:border-top="none"/>
    </style:style>
    <style:style style:name="Card_20_R" style:display-name="Card R" style:family="table-cell" style:parent-style-name="Card">
      <style:table-cell-properties fo:border-bottom="none" fo:border-left="none" fo:border-right="0.06pt solid #000000" fo:border-top="none"/>
    </style:style>
    <style:style style:name="Card_20_B" style:display-name="Card B" style:family="table-cell" style:parent-style-name="Card">
      <style:table-cell-properties fo:border-bottom="0.06pt solid #000000" fo:border-left="none" fo:border-right="none" fo:border-top="none"/>
    </style:style>
    <style:style style:name="Card_20_BL" style:display-name="Card BL" style:family="table-cell" style:parent-style-name="Card">
      <style:table-cell-properties fo:border-bottom="0.06pt solid #000000" fo:border-left="0.06pt solid #000000" fo:border-right="none" fo:border-top="none"/>
    </style:style>
    <style:style style:name="Card_20_BR" style:display-name="Card BR" style:family="table-cell" style:parent-style-name="Card">
      <style:table-cell-properties fo:border-bottom="0.06pt solid #000000" fo:border-left="none" fo:border-right="0.06pt solid #000000" fo:border-top="none"/>
    </style:style>
    <style:style style:name="Column_20_Header" style:display-name="Column Header" style:family="table-cell" style:parent-style-name="Card">
      <style:table-cell-properties fo:padding="0.0138in" style:vertical-align="automatic"/>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header-first style:display="false"/>
      <style:footer>
        <text:p><text:span text:style-name="MT1">Seite </text:span><text:page-number>1</text:page-number></text:p>
      </style:footer>
      <style:footer-left style:display="false"/>
      <style:footer-first style:display="false"/>
    </style:master-page>
    <style:master-page style:name="PageStyle_5f_Sheet1" style:display-name="PageStyle_Sheet1"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04T09:18:14.576120550</dc:date>
    <meta:editing-duration>PT4H5M25S</meta:editing-duration>
    <meta:editing-cycles>12</meta:editing-cycles>
    <meta:document-statistic meta:table-count="4" meta:cell-count="777" meta:object-count="0"/>
  </office:meta>
</office:document-meta>
</file>